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Mangal1" svg:font-family="Manga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Verdana1" fo:font-size="12pt" style:text-underline-style="none" fo:font-weight="normal" style:font-size-asian="12pt" style:font-weight-asian="normal" style:font-size-complex="12pt" style:font-weight-complex="normal"/>
    </style:style>
    <style:style style:name="P4" style:family="paragraph" style:parent-style-name="Standard">
      <style:paragraph-properties fo:line-height="100%" fo:text-align="start" style:justify-single-word="false"/>
      <style:text-properties style:use-window-font-color="true" style:font-name="Verdana" fo:font-size="12pt" style:text-underline-style="none" fo:font-weight="normal" fo:background-color="transparent" style:font-name-asian="Verdana" style:font-size-asian="12pt" style:font-weight-asian="normal" style:font-name-complex="Verdana" style:font-size-complex="12pt" style:font-weight-complex="normal"/>
    </style:style>
    <style:style style:name="P5" style:family="paragraph" style:parent-style-name="Standard">
      <style:paragraph-properties fo:line-height="100%" fo:text-align="start" style:justify-single-word="false"/>
      <style:text-properties style:use-window-font-color="true" style:font-name="Verdana" fo:font-size="12pt" fo:font-weight="normal" fo:background-color="transparent" style:font-name-asian="Verdana" style:font-name-complex="Verdana"/>
    </style:style>
    <style:style style:name="P6" style:family="paragraph" style:parent-style-name="Standard">
      <style:paragraph-properties fo:line-height="100%" fo:text-align="start" style:justify-single-word="false"/>
      <style:text-properties style:use-window-font-color="true" style:font-name="Calibri" fo:font-size="11pt" fo:font-weight="normal" fo:background-color="transparent" style:font-name-asian="Calibri" style:font-name-complex="Calibr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yse d'investissement informatique (26/06/13)</text:p>
      <text:p text:style-name="P2"/>
      <text:p text:style-name="P5">La Polyclinique souhaiterait installer la fibre optique dans l'établissement,pour ce faire elle a fait deux demandes de devis .</text:p>
      <text:p text:style-name="P5">Afin de réaliser cette analyse nous avons comparé deux devis , l'un de l'entreprise « Spie » , société spécialisée dans les collectivités, l’énergie,les infrastructures, le tertiaire ainsi que l'industrie et l'autre de « Thym Business »,</text:p>
      <text:p text:style-name="P5">société à responsabilité limitée spécialisée dans les réseaux et télécoms.</text:p>
      <text:p text:style-name="P6"/>
      <text:p text:style-name="P5">Les prix et services proposés par Spie :</text:p>
      <text:p text:style-name="P5">Mise en place du nouveau réseau par le prestataire:2000 €</text:p>
      <text:p text:style-name="P5">Mini Gbic certifié HP:520€*4=2050 €</text:p>
      <text:p text:style-name="P6"/>
      <text:p text:style-name="P5">Les prix proposés par Thym Business :</text:p>
      <text:p text:style-name="P5">Mini Gbic certifié HP:435*4=1740€</text:p>
      <text:p text:style-name="P5">Ou</text:p>
      <text:p text:style-name="P5">Équivalent compatible au module Gbic HP:180*4=720€ .</text:p>
      <text:p text:style-name="P6"/>
      <text:p text:style-name="P5">Comparaison :</text:p>
      <text:p text:style-name="P5">Si on souhaite rester dans le mini Gbic certifié HP il est vrai que l'offre de Thym Business reste la plus rentable (310€ de bénéfice).</text:p>
      <text:p text:style-name="P6"/>
      <text:p text:style-name="P5">Maintenant que nous savons vers quel fournisseur se tourner il faut a présent choisir le produit.</text:p>
      <text:p text:style-name="P6"/>
      <text:p text:style-name="P5">Pour ce faire il fallait étudier les deux produits , ainsi l'équivalent au mini Gbic a été certifié par le fournisseur comme compatible avec les switch HP sans autre information. </text:p>
      <text:p text:style-name="P5">Ainsi on peut se fier à ce fournisseur et choisir la solution la plus rentable (1020€ de bénéfice supplémentaire) ou choisir la solution de sécurité en prenant des mini Gbic certifiés HP.</text:p>
      <text:p text:style-name="P4">Le prix des modules équivalent étant 2,4 fois moins cher il serait plus intéressant de les choisir.</text:p>
      <text:p text:style-name="P4"/>
      <text:p text:style-name="P3">Avis personnel:Le prix des modules équivalent étant 2,4 fois moins cher il serait plus intéressant de les choisir car même si on peut supposer qu'ils ont une durée de vie plus courte il pourront être remplacés sans pour autant perdre de la rentabilité .</text:p>
      <text:p text:style-name="P3">Toutefois il faudrait voir si ces pièces sont compatible à 100% et si elles seront encore produites lorsque la Polyclinique souhaitera changer les modules en cas de panne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Mangal1" svg:font-family="Manga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8T10:59:35.81</meta:creation-date>
    <dc:date>2013-06-28T15:03:24.88</dc:date>
    <meta:editing-duration>PT18M38S</meta:editing-duration>
    <meta:editing-cycles>4</meta:editing-cycles>
    <meta:generator>OpenOffice.org/3.4.1$Win32 OpenOffice.org_project/341m1$Build-9593</meta:generator>
    <meta:document-statistic meta:table-count="0" meta:image-count="0" meta:object-count="0" meta:page-count="1" meta:paragraph-count="19" meta:word-count="307" meta:character-count="1877"/>
  </office:meta>
</office:document-meta>
</file>